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style:text-underline-style="non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Heading_20_2">
      <style:text-properties fo:language="ru" fo:country="RU"/>
    </style:style>
    <style:style style:name="P9" style:family="paragraph" style:parent-style-name="Heading_20_1">
      <style:text-properties fo:language="ru" fo:country="RU"/>
    </style:style>
    <style:style style:name="P10" style:family="paragraph" style:parent-style-name="Heading_20_1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&lt;</text:span><text:span text:style-name="T2">т</text:span>ут будет титульный лист<text:span text:style-name="T1">&gt;</text:span></text:p>
      <text:p text:style-name="P3"><text:span text:style-name="T1">&lt;</text:span><text:span text:style-name="T2">т</text:span>ут будет техническое задание<text:span text:style-name="T1">&gt;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6">Аннотация<text:tab/>4</text:p>
          <text:p text:style-name="P7"><text:s/>Русский<text:tab/>4</text:p>
          <text:p text:style-name="P7"><text:s/>Английский<text:tab/>4</text:p>
          <text:p text:style-name="P6">Постановка задачи<text:tab/>5</text:p>
          <text:p text:style-name="P6">Обзор литературы по теме<text:tab/>7</text:p>
          <text:p text:style-name="P6">Обоснование выбора методик и аппарата исследования<text:tab/>8</text:p>
          <text:p text:style-name="P6">Основная часть<text:tab/>9</text:p>
          <text:p text:style-name="P6">Результаты<text:tab/>10</text:p>
          <text:p text:style-name="P6">Заключение<text:tab/>11</text:p>
          <text:p text:style-name="P7"><text:s/>Степень проработки<text:tab/>11</text:p>
          <text:p text:style-name="P7"><text:s/>Перспективы<text:tab/>11</text:p>
          <text:p text:style-name="P6">Список литературы<text:tab/>12</text:p>
        </text:index-body>
      </text:table-of-content>
      <text:h text:style-name="P9" text:outline-level="1"/>
      <text:h text:style-name="P10" text:outline-level="1"><text:span text:style-name="T2">А</text:span>ннотация</text:h>
      <text:h text:style-name="Heading_20_2" text:outline-level="2"><text:tab/>Русский</text:h>
      <text:h text:style-name="Heading_20_2" text:outline-level="2"><text:tab/>Английский</text:h>
      <text:h text:style-name="Heading_20_1" text:outline-level="1"/>
      <text:h text:style-name="P10" text:outline-level="1">Постановка задачи</text:h>
      <text:p text:style-name="Text_20_body">Фраза «Кто владеет информацией — тот владеет миром» не потеряла своей актуальности и 2 века спустя после своего появления. Сегодня как никогда очевидна ценность информации, и роль ее будет все более увеличиваться по мере развития человеческого общества. Следует также вспомнить поговорку «предупрежден — значит вооружен». В современном стремительно изменяющемся мире наличие либо отсутствие информации в нужное время могут служить как мощным и эффективным оружием, так и непробиваемой защитой. Не вызывает сомнений, что построение успешных процесса, организации, государства наконец, требует огромного количества достоверных, точных и своевременных данных из множества источников. В этой связи ключевую роль играют хранилища информации — библиотеки. Они содержат все, что человечество создало за века своего существования и посчитало полезным для будущих поколений.</text:p>
      <text:p text:style-name="Text_20_body">Библиотеки прошли огромный путь от стопки глиняных табличек за тысячи лет до нашей эры до современных цифровых сред. Цифровой способ хранения информации обеспечивает ряд преимуществ по сравнению с аналоговым, таких как: компактность, удобство и скорость поиска, относительная дешевизна обслуживания, легкость копирования. Развитие электронных коммуникаций также добавило возможность одновременного доступа к одному материалу из множества точек на планете.</text:p>
      <text:p text:style-name="Text_20_body">Тем не менее, современные электронные библиотеки не лишены и недостатков. В связи с неравномерной скоростью развития науки и технологий в мире на данный момент находятся в эксплуатации десятки различных несовместимых друг с другом библиотечных систем. При этом хранящиеся в них данные подчас уникальны. Это заставляет искать способы скопировать <text:s/>информацию либо обеспечить так называемые «шлюзы» - каналы для доступа из других систем.</text:p>
      <text:p text:style-name="P5"><text:soft-page-break/>Целью данной работы является обзор существующих на сегодняшний день стандартов в области хранения (структур данных) и передачи (протоколов) библиотечной информации, сравнение их по эффективности, простоте реализации, распространенности. Также ставится задача предложить способы организации взаимодействия между библиотечными системами, оптимизации существующих протоколов и интерфейсов.</text:p>
      <text:h text:style-name="P10" text:outline-level="1">Обзор литературы по теме</text:h>
      <text:p text:style-name="Text_20_body">Среди русскоязычных источников наиболее заметными являются публикации СПбГТУ. Это работы авторов <text:span text:style-name="T3">Племнек А.И., Соколовой Н.В., Баранова В.Л., Усманова Р.Т., такие как //номера из списка литературы</text:span></text:p>
      <text:p text:style-name="Text_20_body"><text:span text:style-name="T3">Среди англоязычных источников считаю нужным выделить следующие: //номера из списка литературы</text:span></text:p>
      <text:p text:style-name="Text_20_body"><text:span text:style-name="T3">// перечисление работ с указанием основных идей и достоинств</text:span></text:p>
      <text:h text:style-name="P10" text:outline-level="1">Обоснование выбора методик и аппарата исследования</text:h>
      <text:p text:style-name="Text_20_body"/>
      <text:h text:style-name="P10" text:outline-level="1">Основная часть</text:h>
      <text:h text:style-name="P8" text:outline-level="2">Программы автоматизации библиотечной деятельности</text:h>
      <text:p text:style-name="Text_20_body"><text:span text:style-name="T2"/></text:p>
      <text:h text:style-name="Heading_20_2" text:outline-level="2"><text:span text:style-name="T2">Бесплатные библиографические базы данных</text:span></text:h>
      <text:p text:style-name="Text_20_body"><text:span text:style-name="T2"/></text:p>
      <text:h text:style-name="Heading_20_2" text:outline-level="2"><text:span text:style-name="T2">Стандарты</text:span></text:h>
      <text:p text:style-name="Text_20_body"><text:span text:style-name="T2">из статьи</text:span></text:p>
      <text:p text:style-name="Text_20_body"><text:span text:style-name="T2"/></text:p>
      <text:h text:style-name="Heading_20_2" text:outline-level="2"><text:span text:style-name="T2">Подходы к построению цифровых библиотек</text:span></text:h>
      <text:p text:style-name="Text_20_body"><text:span text:style-name="T2">HTML + XML</text:span></text:p>
      <text:p text:style-name="Text_20_body"><text:span text:style-name="T2">автономные агенты</text:span></text:p>
      <text:p text:style-name="Text_20_body"><text:span text:style-name="T2">объекты + RMI</text:span></text:p>
      <text:p text:style-name="Text_20_body"><text:span text:style-name="T2">OAI Protocol for Metadata Harvesting</text:span></text:p>
      <text:p text:style-name="Text_20_body"><text:span text:style-name="T2"/></text:p>
      <text:h text:style-name="Heading_20_2" text:outline-level="2"><text:span text:style-name="T2">Форматы описания данных</text:span></text:h>
      <text:p text:style-name="Text_20_body"><text:span text:style-name="T2">MARC</text:span></text:p>
      <text:p text:style-name="Text_20_body"><text:span text:style-name="T2">MARCXML</text:span></text:p>
      <text:p text:style-name="Text_20_body"><text:span text:style-name="T2">MODS</text:span></text:p>
      <text:p text:style-name="Text_20_body"><text:span text:style-name="T2">MADS</text:span></text:p>
      <text:p text:style-name="Text_20_body"><text:span text:style-name="T2">EAD</text:span></text:p>
      <text:p text:style-name="Text_20_body"><text:span text:style-name="T2"/></text:p>
      <text:h text:style-name="Heading_20_2" text:outline-level="2"><text:soft-page-break/><text:span text:style-name="T2">Стандарты цифровых библиотек</text:span></text:h>
      <text:p text:style-name="Text_20_body"><text:span text:style-name="T2">METS</text:span></text:p>
      <text:p text:style-name="Text_20_body"><text:span text:style-name="T2">MIX</text:span></text:p>
      <text:p text:style-name="Text_20_body"><text:span text:style-name="T2">PREMIS</text:span></text:p>
      <text:p text:style-name="Text_20_body"><text:span text:style-name="T2">TextMD</text:span></text:p>
      <text:p text:style-name="Text_20_body"><text:span text:style-name="T2">ISO/IDS 25577</text:span></text:p>
      <text:p text:style-name="Text_20_body"><text:span text:style-name="T2">ISO/IDS 20775</text:span></text:p>
      <text:p text:style-name="Text_20_body"><text:span text:style-name="T2"/></text:p>
      <text:h text:style-name="Heading_20_2" text:outline-level="2"><text:span text:style-name="T2">Протоколы</text:span></text:h>
      <text:p text:style-name="Text_20_body"><text:span text:style-name="T2">HTTP</text:span></text:p>
      <text:p text:style-name="Text_20_body"><text:span text:style-name="T2">Z39.50, CQL (Common Query Language)</text:span></text:p>
      <text:p text:style-name="Text_20_body"><text:span text:style-name="T2">SRU/SRW (REST/SOAP)</text:span></text:p>
      <text:h text:style-name="P10" text:outline-level="1"><text:span text:style-name="T2">Р</text:span>езультаты</text:h>
      <text:h text:style-name="Heading_20_1" text:outline-level="1"/>
      <text:h text:style-name="P10" text:outline-level="1">Заключение</text:h>
      <text:h text:style-name="Heading_20_2" text:outline-level="2"><text:tab/>Степень проработки</text:h>
      <text:h text:style-name="Heading_20_2" text:outline-level="2"><text:tab/>Перспективы</text:h>
      <text:h text:style-name="Heading_20_1" text:outline-level="1"/>
      <text:h text:style-name="P10" text:outline-level="1">Список литературы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2.499cm" style:auto-text-indent="false" style:page-number="auto" fo:background-color="transparent" style:shadow="none">
        <style:tab-stops/>
        <style:background-image/>
      </style:paragraph-properties>
      <style:text-properties fo:font-size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 </text:span><text:page-number text:select-page="current">13</text:page-number> <text:span text:style-name="MT1">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31T15:12:27.37</meta:creation-date>
    <dc:date>2009-06-04T17:28:01.10</dc:date>
    <meta:editing-duration>PT00H58M41S</meta:editing-duration>
    <meta:editing-cycles>37</meta:editing-cycles>
    <meta:generator>OpenOffice.org/3.0$Win32 OpenOffice.org_project/300m9$Build-9358</meta:generator>
    <meta:document-statistic meta:table-count="0" meta:image-count="0" meta:object-count="0" meta:page-count="13" meta:paragraph-count="61" meta:word-count="449" meta:character-count="3400"/>
    <meta:user-defined meta:name="Поле 1"/>
    <meta:user-defined meta:name="Поле 2"/>
    <meta:user-defined meta:name="Поле 3"/>
    <meta:user-defined meta:name="Поле 4"/>
  </office:meta>
</office:document-meta>
</file>